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cm" draw:shadow-offset-y="0.1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cccccc" draw:marker-start="Arrow" draw:marker-start-width="0.2cm" draw:marker-end="Arrow" draw:marker-end-width="0.2cm"/>
    </style:style>
    <style:style style:name="P1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indent="0cm"/>
      <style:text-properties fo:color="#cccccc" fo:font-size="12pt" style:font-size-asian="18pt" style:font-size-complex="18pt"/>
    </style:style>
    <style:style style:name="P5" style:family="paragraph">
      <style:text-properties fo:color="#ccccc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3.375cm" svg:height="1cm" svg:x="6.375cm" svg:y="2.25cm">
          <text:p text:style-name="P1">Thread principal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1.875cm" svg:height="1cm" svg:x="3.875cm" svg:y="3.875cm">
          <text:p text:style-name="P1">ThreadA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.875cm" svg:height="1cm" svg:x="10.25cm" svg:y="4.625cm">
          <text:p text:style-name="P1">ThreadB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0.375cm" svg:height="3.675cm" svg:x="4.625cm" svg:y="5.3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0.375cm" svg:height="2.974cm" svg:x="11cm" svg:y="6.0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0.375cm" svg:height="5.374cm" svg:x="7.875cm" svg:y="3.626cm">
          <text:p/>
          <draw:enhanced-geometry svg:viewBox="0 0 21600 21600" draw:type="rectangle" draw:enhanced-path="M 0 0 L 21600 0 21600 21600 0 21600 0 0 Z N"/>
        </draw:custom-shape>
        <draw:line draw:style-name="gr3" draw:layer="layout" svg:x1="7.875cm" svg:y1="4.25cm" svg:x2="5.75cm" svg:y2="4.25cm">
          <text:p/>
        </draw:line>
        <draw:line draw:style-name="gr3" draw:layer="layout" svg:x1="8.25cm" svg:y1="4.875cm" svg:x2="10.25cm" svg:y2="4.875cm">
          <text:p/>
        </draw:line>
        <draw:connector draw:style-name="gr4" draw:text-style-name="P2" draw:layer="layout" svg:x1="4.812cm" svg:y1="4.875cm" svg:x2="4.812cm" svg:y2="5.325cm" draw:start-shape="id1" draw:start-glue-point="2" draw:end-shape="id2" draw:end-glue-point="0" svg:d="m4812 4875v450">
          <text:p/>
        </draw:connector>
        <draw:connector draw:style-name="gr4" draw:text-style-name="P2" draw:layer="layout" svg:x1="8.062cm" svg:y1="3.25cm" svg:x2="8.062cm" svg:y2="3.626cm" draw:start-shape="id3" draw:start-glue-point="2" draw:end-shape="id4" draw:end-glue-point="0" svg:d="m8062 3250v376">
          <text:p/>
        </draw:connector>
        <draw:connector draw:style-name="gr4" draw:text-style-name="P2" draw:layer="layout" svg:x1="11.187cm" svg:y1="5.625cm" svg:x2="11.187cm" svg:y2="6.026cm" draw:start-shape="id5" draw:start-glue-point="2" draw:end-shape="id6" draw:end-glue-point="0" svg:d="m11187 5625v401">
          <text:p/>
        </draw:connector>
        <draw:frame draw:style-name="gr5" draw:text-style-name="P3" draw:layer="layout" svg:width="1.683cm" svg:height="0.78cm" svg:x="6.075cm" svg:y="3.6cm">
          <draw:text-box>
            <text:p text:style-name="P3">create</text:p>
          </draw:text-box>
        </draw:frame>
        <draw:frame draw:style-name="gr5" draw:text-style-name="P3" draw:layer="layout" svg:width="1.683cm" svg:height="0.78cm" svg:x="8.376cm" svg:y="4.3cm">
          <draw:text-box>
            <text:p text:style-name="P3">create</text:p>
          </draw:text-box>
        </draw:frame>
        <draw:g>
          <draw:custom-shape draw:style-name="gr6" draw:text-style-name="P2" draw:layer="layout" svg:width="0.125cm" svg:height="0.125cm" svg:x="4.75cm" svg:y="9.1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4.751cm" svg:y="9.3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4.751cm" svg:y="9.5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6" draw:text-style-name="P2" draw:layer="layout" svg:width="0.125cm" svg:height="0.125cm" svg:x="7.999cm" svg:y="9.1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8cm" svg:y="9.3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8cm" svg:y="9.5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6" draw:text-style-name="P2" draw:layer="layout" svg:width="0.125cm" svg:height="0.125cm" svg:x="11.124cm" svg:y="9.1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11.125cm" svg:y="9.3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11.125cm" svg:y="9.5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7" draw:text-style-name="P4" draw:layer="layout" svg:width="1.421cm" svg:height="0.78cm" svg:x="8.977cm" svg:y="6.4cm">
          <draw:text-box>
            <text:p text:style-name="P4">com.</text:p>
          </draw:text-box>
        </draw:frame>
        <draw:line draw:style-name="gr8" draw:text-style-name="P5" draw:layer="layout" svg:x1="8.25cm" svg:y1="7cm" svg:x2="11cm" svg:y2="7cm">
          <text:p/>
        </draw:line>
        <draw:frame draw:style-name="gr7" draw:text-style-name="P4" draw:layer="layout" svg:width="1.421cm" svg:height="0.78cm" svg:x="5.777cm" svg:y="7cm">
          <draw:text-box>
            <text:p text:style-name="P4">com.</text:p>
          </draw:text-box>
        </draw:frame>
        <draw:line draw:style-name="gr8" draw:text-style-name="P5" draw:layer="layout" svg:x1="5.05cm" svg:y1="7.6cm" svg:x2="7.8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Yann Thoma</meta:initial-creator>
    <meta:creation-date>2009-02-05T11:41:04</meta:creation-date>
    <dc:creator>Yann Thoma</dc:creator>
    <dc:date>2009-02-05T14:00:24</dc:date>
    <meta:editing-cycles>5</meta:editing-cycles>
    <meta:editing-duration>PT2H19M20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